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9a01" officeooo:paragraph-rsid="001d9a01"/>
    </style:style>
    <style:style style:name="P2" style:family="paragraph" style:parent-style-name="Standard" style:list-style-name="L2">
      <style:text-properties officeooo:rsid="001d9a01" officeooo:paragraph-rsid="001d9a01"/>
    </style:style>
    <style:style style:name="P3" style:family="paragraph" style:parent-style-name="Standard" style:list-style-name="L3">
      <style:text-properties officeooo:rsid="001d9a01" officeooo:paragraph-rsid="001d9a01"/>
    </style:style>
    <style:style style:name="P4" style:family="paragraph" style:parent-style-name="Standard">
      <style:text-properties fo:font-weight="bold" officeooo:rsid="001d9a01" officeooo:paragraph-rsid="001d9a01" style:font-weight-asian="bold" style:font-weight-complex="bold"/>
    </style:style>
    <style:style style:name="P5" style:family="paragraph" style:parent-style-name="Standard">
      <style:text-properties fo:font-weight="bold" officeooo:rsid="001db354" officeooo:paragraph-rsid="001db354" style:font-weight-asian="bold" style:font-weight-complex="bold"/>
    </style:style>
    <style:style style:name="P6" style:family="paragraph" style:parent-style-name="Standard" style:list-style-name="L4">
      <style:text-properties fo:font-weight="bold" officeooo:rsid="001db354" officeooo:paragraph-rsid="001db354" style:font-weight-asian="bold" style:font-weight-complex="bold"/>
    </style:style>
    <style:style style:name="P7" style:family="paragraph" style:parent-style-name="Standard">
      <style:text-properties fo:font-weight="bold" officeooo:rsid="001e0436" officeooo:paragraph-rsid="001e0436" style:font-weight-asian="bold" style:font-weight-complex="bold"/>
    </style:style>
    <style:style style:name="P8" style:family="paragraph" style:parent-style-name="Standard" style:list-style-name="L5">
      <style:text-properties fo:font-weight="bold" officeooo:rsid="001e0436" officeooo:paragraph-rsid="001e0436" style:font-weight-asian="bold" style:font-weight-complex="bold"/>
    </style:style>
    <style:style style:name="P9" style:family="paragraph" style:parent-style-name="Standard" style:list-style-name="L5">
      <style:text-properties fo:font-weight="bold" officeooo:rsid="001e0436" officeooo:paragraph-rsid="0020a339" style:font-weight-asian="bold" style:font-weight-complex="bold"/>
    </style:style>
    <style:style style:name="P10" style:family="paragraph" style:parent-style-name="Standard">
      <style:text-properties fo:font-weight="bold" officeooo:rsid="001eff05" officeooo:paragraph-rsid="001eff05" style:font-weight-asian="bold" style:font-weight-complex="bold"/>
    </style:style>
    <style:style style:name="P11" style:family="paragraph" style:parent-style-name="Standard">
      <style:text-properties fo:font-weight="bold" officeooo:rsid="001f8eac" officeooo:paragraph-rsid="001f8eac" style:font-weight-asian="bold" style:font-weight-complex="bold"/>
    </style:style>
    <style:style style:name="P12" style:family="paragraph" style:parent-style-name="Standard">
      <style:text-properties fo:font-weight="bold" officeooo:rsid="001f8eac" officeooo:paragraph-rsid="0020a339" style:font-weight-asian="bold" style:font-weight-complex="bold"/>
    </style:style>
    <style:style style:name="P13" style:family="paragraph" style:parent-style-name="Standard" style:list-style-name="L5">
      <style:text-properties fo:font-weight="bold" officeooo:rsid="0020a339" officeooo:paragraph-rsid="0024d429" style:font-weight-asian="bold" style:font-weight-complex="bold"/>
    </style:style>
    <style:style style:name="P14" style:family="paragraph" style:parent-style-name="Standard">
      <style:text-properties fo:font-weight="bold" officeooo:rsid="0021a70f" officeooo:paragraph-rsid="0021a70f" style:font-weight-asian="bold" style:font-weight-complex="bold"/>
    </style:style>
    <style:style style:name="P15" style:family="paragraph" style:parent-style-name="Standard">
      <style:text-properties fo:font-weight="bold" officeooo:rsid="0024d429" officeooo:paragraph-rsid="0024d429" style:font-weight-asian="bold" style:font-weight-complex="bold"/>
    </style:style>
    <style:style style:name="P16" style:family="paragraph" style:parent-style-name="Standard" style:list-style-name="L6">
      <style:text-properties officeooo:paragraph-rsid="0020a339"/>
    </style:style>
    <style:style style:name="P17" style:family="paragraph" style:parent-style-name="Standard" style:list-style-name="L6">
      <style:text-properties officeooo:rsid="0020a339" officeooo:paragraph-rsid="0020a339"/>
    </style:style>
    <style:style style:name="P18" style:family="paragraph" style:parent-style-name="Header">
      <style:text-properties officeooo:rsid="001c5633" officeooo:paragraph-rsid="001c56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2a095"/>
    </style:style>
    <style:style style:name="T6" style:family="text">
      <style:text-properties style:text-underline-style="solid" style:text-underline-width="auto" style:text-underline-color="font-color" officeooo:rsid="002302ba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eff05" style:font-weight-asian="normal" style:font-weight-complex="normal"/>
    </style:style>
    <style:style style:name="T10" style:family="text">
      <style:text-properties style:text-underline-style="none" fo:font-weight="normal" officeooo:rsid="0022a095" style:font-weight-asian="normal" style:font-weight-complex="normal"/>
    </style:style>
    <style:style style:name="T11" style:family="text">
      <style:text-properties style:text-underline-style="none" fo:font-weight="normal" officeooo:rsid="002302ba" style:font-weight-asian="normal" style:font-weight-complex="normal"/>
    </style:style>
    <style:style style:name="T12" style:family="text">
      <style:text-properties style:text-underline-style="none" fo:font-weight="normal" officeooo:rsid="0024d429" style:font-weight-asian="normal" style:font-weight-complex="normal"/>
    </style:style>
    <style:style style:name="T13" style:family="text">
      <style:text-properties style:text-underline-style="none" fo:font-weight="normal" officeooo:rsid="0024f401" style:font-weight-asian="normal" style:font-weight-complex="normal"/>
    </style:style>
    <style:style style:name="T14" style:family="text">
      <style:text-properties style:text-underline-style="none" fo:font-weight="normal" officeooo:rsid="00280101" style:font-weight-asian="normal" style:font-weight-complex="normal"/>
    </style:style>
    <style:style style:name="T15" style:family="text">
      <style:text-properties style:text-underline-style="none" officeooo:rsid="0024d429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0a339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f8eac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fo:font-weight="bold" officeooo:rsid="0020a339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aração silábica: cada sílaba deve ter obrigatoriamente uma <text:span text:style-name="T1">vogal</text:span><text:span text:style-name="T2">.</text:span></text:p>
      <text:list xml:id="list448462944919341518" text:style-name="L2">
        <text:list-item>
          <text:p text:style-name="P2"><text:span text:style-name="T2">Ex. 1: ra-i-nha</text:span></text:p>
        </text:list-item>
        <text:list-item>
          <text:p text:style-name="P2"><text:span text:style-name="T2">Ex. 2: pa-ís</text:span></text:p>
        </text:list-item>
        <text:list-item>
          <text:p text:style-name="P2"><text:span text:style-name="T2">Ex. 3: pais (aqui o “i” é </text:span><text:span text:style-name="T1">semivogal</text:span><text:span text:style-name="T2">)</text:span></text:p>
        </text:list-item>
      </text:list>
      <text:p text:style-name="P1"><text:span text:style-name="T2"/></text:p>
      <text:p text:style-name="P1"><text:span text:style-name="T2">Dígrafo (digrama): encontro de </text:span><text:span text:style-name="T1">duas letras</text:span><text:span text:style-name="T2"> (vogais ou consoantes) com o </text:span><text:span text:style-name="T1">som de uma só</text:span><text:span text:style-name="T2">.</text:span></text:p>
      <text:list xml:id="list394821974971424996" text:style-name="L3">
        <text:list-item>
          <text:p text:style-name="P3"><text:span text:style-name="T2">Ex. 1: </text:span><text:span text:style-name="T4">qu</text:span><text:span text:style-name="T2">erido</text:span></text:p>
        </text:list-item>
        <text:list-item>
          <text:p text:style-name="P3"><text:span text:style-name="T2">Ex. 2: e</text:span><text:span text:style-name="T4">ss</text:span><text:span text:style-name="T2">a</text:span></text:p>
        </text:list-item>
        <text:list-item>
          <text:p text:style-name="P3"><text:span text:style-name="T2">Ex. 3: na</text:span><text:span text:style-name="T4">sc</text:span><text:span text:style-name="T2">imento</text:span></text:p>
        </text:list-item>
      </text:list>
      <text:p text:style-name="P1"><text:span text:style-name="T2"/></text:p>
      <text:p text:style-name="P4">Atenção!<text:span text:style-name="T2"> Por exemplo, na palavra “quando” </text:span>não<text:span text:style-name="T2"> há dígrafo em </text:span>qu<text:span text:style-name="T2">, já que há a pronúncia de um fonema para cada letra.</text:span></text:p>
      <text:p text:style-name="P4"><text:span text:style-name="T2"/></text:p>
      <text:p text:style-name="P5"><text:span text:style-name="T2">Hiato: separação de vogais em sílabas diferentes.</text:span></text:p>
      <text:list xml:id="list3063658212865390327" text:style-name="L4">
        <text:list-item>
          <text:p text:style-name="P6"><text:span text:style-name="T2">Ex. 1: p</text:span><text:span text:style-name="T3">a</text:span><text:span text:style-name="T2">-</text:span><text:span text:style-name="T3">í</text:span><text:span text:style-name="T2">-ses</text:span></text:p>
        </text:list-item>
        <text:list-item>
          <text:p text:style-name="P6"><text:span text:style-name="T2">Ex. 2: p</text:span><text:span text:style-name="T3">a</text:span><text:span text:style-name="T8">-</text:span><text:span text:style-name="T3">í</text:span><text:span text:style-name="T8">s</text:span></text:p>
        </text:list-item>
      </text:list>
      <text:p text:style-name="P5"><text:span text:style-name="T8"/></text:p>
      <text:p text:style-name="P7"><text:span text:style-name="T8">Acentuação:</text:span></text:p>
      <text:list xml:id="list7008824359973138730" text:style-name="L5">
        <text:list-item>
          <text:p text:style-name="P8"><text:span text:style-name="T7">proparoxítonas</text:span><text:span text:style-name="T8">: todas;</text:span></text:p>
        </text:list-item>
        <text:list-item>
          <text:p text:style-name="P9"><text:span text:style-name="T7">paroxítonas</text:span><text:span text:style-name="T8">:</text:span></text:p>
          <text:list>
            <text:list-item>
              <text:p text:style-name="P9"><text:span text:style-name="T8">todas, </text:span><text:span text:style-name="T7">menos</text:span><text:span text:style-name="T8"> “a, e, </text:span><text:span text:style-name="T9">o, </text:span><text:span text:style-name="T8">em, ens”; </text:span><text:span text:style-name="T10">(“hífen” é acentuado porque termina em </text:span><text:span text:style-name="T5">en</text:span><text:span text:style-name="T10">! </text:span><text:span text:style-name="T11">Mas “hifens” não é acentuado porque termina em </text:span><text:span text:style-name="T6">ens</text:span><text:span text:style-name="T11">!</text:span><text:span text:style-name="T10">)</text:span></text:p>
            </text:list-item>
            <text:list-item>
              <text:p text:style-name="P13"><text:span text:style-name="T8">terminadas em ditongo;</text:span></text:p>
            </text:list-item>
            <text:list-item>
              <text:p text:style-name="P13"><text:span text:style-name="T15">não</text:span><text:span text:style-name="T12"> se acentuam</text:span><text:span text:style-name="T8"> ditongos abertos (heroico, assembleia, ideia, androide, boia, estoico, paranoico, etc);</text:span></text:p>
            </text:list-item>
          </text:list>
        </text:list-item>
        <text:list-item>
          <text:p text:style-name="P8"><text:span text:style-name="T7">oxítonas</text:span><text:span text:style-name="T8">: apenas as terminadas em “a, e, </text:span><text:span text:style-name="T9">o, </text:span><text:span text:style-name="T8">em, ens” e “éu, éi, ói”.</text:span></text:p>
        </text:list-item>
      </text:list>
      <text:p text:style-name="P7"><text:span text:style-name="T8"/></text:p>
      <text:p text:style-name="P10"><text:span text:style-name="T7">Monossílabos tônicos</text:span><text:span text:style-name="T8"> são </text:span><text:span text:style-name="T7">acentuados</text:span><text:span text:style-name="T8"> quando terminados em “a</text:span><text:span text:style-name="T13">(s)</text:span><text:span text:style-name="T8">, e</text:span><text:span text:style-name="T13">(s)</text:span><text:span text:style-name="T8">, o</text:span><text:span text:style-name="T13">(s)</text:span><text:span text:style-name="T8">” e em ditongos abertos “éu</text:span><text:span text:style-name="T14">(s)</text:span><text:span text:style-name="T8">, éi</text:span><text:span text:style-name="T14">(s)</text:span><text:span text:style-name="T8">, ói</text:span><text:span text:style-name="T14">(s)</text:span><text:span text:style-name="T8">”.</text:span></text:p>
      <text:p text:style-name="P10"><text:span text:style-name="T8"/></text:p>
      <text:p text:style-name="P12"><text:span text:style-name="T7">Atenção!</text:span></text:p>
      <text:list xml:id="list4266172770144795249" text:style-name="L6">
        <text:list-item>
          <text:p text:style-name="P16"><text:span text:style-name="T18">“Dói” </text:span><text:span text:style-name="T17">→ monossilábico tônico.</text:span><text:span text:style-name="T18"> “</text:span><text:span text:style-name="T17">H</text:span><text:span text:style-name="T18">erói” </text:span><text:span text:style-name="T17">→ oxítona terminada em ditongo aberto. São regras </text:span><text:span text:style-name="T21">diferentes</text:span><text:span text:style-name="T17">;</text:span></text:p>
        </text:list-item>
        <text:list-item>
          <text:p text:style-name="P17"><text:span text:style-name="T17">O </text:span><text:span text:style-name="T16">hiato </text:span><text:span text:style-name="T20">independe da posição</text:span><text:span text:style-name="T16"> da sílaba tônica: j</text:span><text:span text:style-name="T22">u</text:span><text:span text:style-name="T16">-</text:span><text:span text:style-name="T22">í</text:span><text:span text:style-name="T16">-zes e a-ç</text:span><text:span text:style-name="T22">a</text:span><text:span text:style-name="T16">-</text:span><text:span text:style-name="T22">í</text:span><text:span text:style-name="T16"> são acentuadas pela mesma regra (hiato), mesmo que uma seja paroxítona e a outra oxítona.</text:span></text:p>
        </text:list-item>
      </text:list>
      <text:p text:style-name="P11"><text:span text:style-name="T17"/></text:p>
      <text:p text:style-name="P14"><text:span text:style-name="T17">O</text:span><text:span text:style-name="T16">s </text:span><text:span text:style-name="T19">prefixos</text:span><text:span text:style-name="T16"> paroxítonos terminados em “r” ou “i” </text:span><text:span text:style-name="T19">não</text:span><text:span text:style-name="T16"> são acentuados: hiper, super, mini, anti, etc.</text:span></text:p>
      <text:p text:style-name="P14"><text:span text:style-name="T16"/></text:p>
      <text:p text:style-name="P15"><text:span text:style-name="T16">Quando uma palavra tem um pronome preso a ela por hífen, deve-se ignorar o pronome e acentuá-la como se estivesse sozinha: despachá-la → despachá (que segue a mesma regra que “deverá”, por exempl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633" officeooo:paragraph-rsid="001c56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Ortografia e acentuação gráf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20:35.672673330</meta:creation-date>
    <dc:date>2018-01-23T12:44:51.966916233</dc:date>
    <meta:editing-duration>PT1H36M42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1" meta:paragraph-count="26" meta:word-count="268" meta:character-count="1551" meta:non-whitespace-character-count="1324"/>
  </office:meta>
</office:document-meta>
</file>